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55in"/>
    </style:style>
    <style:style style:name="co2" style:family="table-column">
      <style:table-column-properties fo:break-before="auto" style:column-width="0.6516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3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 style:data-style-name="N11"/>
    <style:style style:name="ce8" style:family="table-cell" style:parent-style-name="Default" style:data-style-name="N121"/>
    <style:style style:name="ce9" style:family="table-cell" style:parent-style-name="Default" style:data-style-name="N121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SkillMax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office:value-type="string" calcext:value-type="string">
            <text:p>(From rakuba in cmd5.c)</text:p>
          </table:table-cell>
          <table:table-cell table:number-columns-repeated="5"/>
          <table:table-cell office:value-type="string" calcext:value-type="string">
            <text:p>Beginner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killCurrent</text:p>
          </table:table-cell>
          <table:table-cell office:value-type="float" office:value="618" calcext:value-type="float">
            <text:p>618</text:p>
          </table:table-cell>
          <table:table-cell table:number-columns-repeated="3"/>
          <table:table-cell office:value-type="string" calcext:value-type="string">
            <text:p>For non-riding classes, or if wielding two-handed, there is an extra saving throw:</text:p>
          </table:table-cell>
          <table:table-cell table:number-columns-repeated="5"/>
          <table:table-cell office:value-type="string" calcext:value-type="string">
            <text:p>Skilled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evel of Mount</text:p>
          </table:table-cell>
          <table:table-cell office:value-type="float" office:value="29" calcext:value-type="float">
            <text:p>29</text:p>
          </table:table-cell>
          <table:table-cell table:formula="of:=IF([.$B$4];[.$B$3]+20;[.$B$3])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CL</text:p>
          </table:table-cell>
          <table:table-cell table:formula="of:=[.B9]"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Expert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TwoHanded?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xtra Odds</text:p>
          </table:table-cell>
          <table:table-cell table:formula="of:=[.G3]*IF([.B4]; 2; 3)+30" office:value-type="float" office:value="117" calcext:value-type="float">
            <text:p>117</text:p>
          </table:table-cell>
          <table:table-cell table:number-columns-repeated="4"/>
          <table:table-cell office:value-type="string" calcext:value-type="string">
            <text:p>Master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10" calcext:value-type="float">
            <text:p>10</text:p>
          </table:table-cell>
          <table:table-cell table:formula="of:=MIN(200; [.B5])" office:value-type="float" office:value="10" calcext:value-type="float">
            <text:p>10</text:p>
          </table:table-cell>
          <table:table-cell table:number-columns-repeated="3"/>
          <table:table-cell table:style-name="ce8" table:formula="of:=([.G4]-1)/[.G4]" office:value-type="percentage" office:value="0.991452991452992" calcext:value-type="percentage">
            <text:p>99.1%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on't Fall if 1d</text:p>
          </table:table-cell>
          <table:table-cell table:style-name="ce3" table:formula="of:=FLOOR([.C5]/2; 1; 0)+[.C3]*2" office:value-type="float" office:value="63" calcext:value-type="float">
            <text:p>63</text:p>
          </table:table-cell>
          <table:table-cell table:style-name="ce5" office:value-type="string" calcext:value-type="string">
            <text:p>Is &lt;=</text:p>
          </table:table-cell>
          <table:table-cell table:style-name="ce3" table:formula="of:=FLOOR([.B2]/30; 1; 0)+10" office:value-type="float" office:value="30" calcext:value-type="float">
            <text:p>30</text:p>
          </table:table-cell>
          <table:table-cell table:style-name="ce8" table:formula="of:=MIN([.D6]/[.B6]; 1)" office:value-type="percentage" office:value="0.476190476190476" calcext:value-type="percentage">
            <text:p>47.6%</text:p>
          </table:table-cell>
          <table:table-cell/>
          <table:table-cell table:style-name="ce8" table:formula="of:=IF([.E6]&lt;1; [.E6]*[.G5]; [.E6])" office:value-type="percentage" office:value="0.472120472120472" calcext:value-type="percentage">
            <text:p>47.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ds of Falling:</text:p>
          </table:table-cell>
          <table:table-cell table:number-columns-repeated="3"/>
          <table:table-cell table:style-name="ce9" table:formula="of:=1-[.E6]" office:value-type="percentage" office:value="0.523809523809524" calcext:value-type="percentage">
            <text:p>52.4%</text:p>
          </table:table-cell>
          <table:table-cell/>
          <table:table-cell table:style-name="ce9" table:formula="of:=1-[.G6]" office:value-type="percentage" office:value="0.527879527879528" calcext:value-type="percentage">
            <text:p>52.8%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yer Level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(From do_riding in cmd5.c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ount if 1d</text:p>
          </table:table-cell>
          <table:table-cell table:style-name="ce3" table:formula="of:=[.B2]/50+[.B9]/2+20" office:value-type="float" office:value="46.86" calcext:value-type="float">
            <text:p>46.86</text:p>
          </table:table-cell>
          <table:table-cell table:style-name="ce5" office:value-type="string" calcext:value-type="string">
            <text:p>Is &gt;=</text:p>
          </table:table-cell>
          <table:table-cell table:style-name="ce3" table:formula="of:=[.B3]" office:value-type="float" office:value="29" calcext:value-type="float">
            <text:p>29</text:p>
          </table:table-cell>
          <table:table-cell table:style-name="ce8" table:formula="of:=([.B10]-[.D10]+1)/[.B10]" office:value-type="percentage" office:value="0.402475458813487" calcext:value-type="percentage">
            <text:p>40.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dds of Failing:</text:p>
          </table:table-cell>
          <table:table-cell table:number-columns-repeated="3"/>
          <table:table-cell table:style-name="ce9" table:formula="of:=1-[.E10]" office:value-type="percentage" office:value="0.597524541186513" calcext:value-type="percentage">
            <text:p>59.8%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string" calcext:value-type="string">
            <text:p>Rodeo</text:p>
          </table:table-cell>
          <table:table-cell office:value-type="string" calcext:value-type="string">
            <text:p>(From cavalry.c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kill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vel of Mount</text:p>
          </table:table-cell>
          <table:table-cell table:style-name="ce4" office:value-type="float" office:value="60" calcext:value-type="float">
            <text:p>60</text:p>
          </table:table-cell>
          <table:table-cell table:style-name="ce6" table:formula="of:=IF([.$B$17]; FLOOR([.$B$16] * 3 / 2; 1; 0); [.$B$16])" office:value-type="float" office:value="60" calcext:value-type="float">
            <text:p>60</text:p>
          </table:table-cell>
          <table:table-cell table:formula="of:=IF([.C16] &gt; 60; 60 + FLOOR(([.C16]-60)/2; 1; 0); [.C16])" office:value-type="float" office:value="60" calcext:value-type="float">
            <text:p>60</text:p>
          </table:table-cell>
          <table:table-cell office:value-type="string" calcext:value-type="string">
            <text:p>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ique?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ur Level</text:p>
          </table:table-cell>
          <table:table-cell office:value-type="float" office:value="36" calcext:value-type="float">
            <text:p>36</text:p>
          </table:table-cell>
          <table:table-cell table:formula="of:=FLOOR([.B18]*3/2; 1; 0)" office:value-type="float" office:value="54" calcext:value-type="float">
            <text:p>54</text:p>
          </table:table-cell>
          <table:table-cell table:formula="of:=FLOOR([.B18]/5;1;0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ll#1</text:p>
          </table:table-cell>
          <table:table-cell table:formula="of:=FLOOR([.B15]/120; 1; 0) + FLOOR([.B18] * 2 / 3; 1; 0)" office:value-type="float" office:value="78" calcext:value-type="float">
            <text:p>78</text:p>
          </table:table-cell>
          <table:table-cell table:style-name="ce7" table:formula="of:=IF([.B19] &gt;= [.D16]; ([.B19]-[.D16]+1)/[.B19]; 0)" office:value-type="percentage" office:value="0.243589743589744" calcext:value-type="percentage">
            <text:p>24.36%</text:p>
          </table:table-cell>
          <table:table-cell office:value-type="string" calcext:value-type="string">
            <text:p>1d(S/120 + 2L/3) &gt; 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ll#2</text:p>
          </table:table-cell>
          <table:table-cell/>
          <table:table-cell table:style-name="ce7" office:value-type="percentage" office:value="0.5" calcext:value-type="percentage">
            <text:p>50.00%</text:p>
          </table:table-cell>
          <table:table-cell office:value-type="string" calcext:value-type="string">
            <text:p>Hard coded 1 in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ll#3</text:p>
          </table:table-cell>
          <table:table-cell/>
          <table:table-cell table:style-name="ce7" table:formula="of:=IF([.C18] &gt;= [.D16]; 1; IF([.C18]+[.D18] &lt; [.D16]; 0; ([.C18] + [.D18] - [.D16])/[.D18]))" office:value-type="percentage" office:value="0.142857142857143" calcext:value-type="percentage">
            <text:p>14.29%</text:p>
          </table:table-cell>
          <table:table-cell office:value-type="string" calcext:value-type="string">
            <text:p>L*3/2 + 1d(L/5) – 1 &gt;= ML where ML is calculated in a complicated way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 table:formula="of:=[.C19]*[.C20]*[.C21]" office:value-type="percentage" office:value="0.0173992673992674" calcext:value-type="percentage">
            <text:p>1.74%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1" number:min-integer-digits="1"/>
    </number:number-style>
    <number:number-style style:name="N123">
      <number:number number:decimal-places="10" number:min-integer-digits="1"/>
    </number:number-style>
    <number:percentage-style style:name="N124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09:23:33.923752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06:54:53.711943545</meta:creation-date>
    <dc:date>2017-01-11T09:51:14.930414284</dc:date>
    <meta:editing-duration>PT1H19M38S</meta:editing-duration>
    <meta:editing-cycles>13</meta:editing-cycles>
    <meta:generator>LibreOffice/4.2.8.2$Linux_X86_64 LibreOffice_project/420m0$Build-2</meta:generator>
    <meta:document-statistic meta:table-count="1" meta:cell-count="73" meta:object-count="0"/>
  </office:meta>
</office:document-meta>
</file>